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30000012B68CCC7ED293DF0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1.508cm" svg:height="7.91cm" svg:x="4.829cm" svg:y="10.963cm">
          <draw:image xlink:href="Pictures/10000201000001B30000012B68CCC7ED293DF0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0:48.057976073</meta:creation-date>
    <dc:date>2017-03-22T13:02:43.645968838</dc:date>
    <meta:editing-duration>PT1M59S</meta:editing-duration>
    <meta:editing-cycles>1</meta:editing-cycles>
    <meta:document-statistic meta:object-count="1"/>
    <meta:generator>LibreOffice/5.1.4.2$Linux_x86 LibreOffice_project/10m0$Build-2</meta:generator>
  </office:meta>
</office:document-meta>
</file>